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59b" officeooo:paragraph-rsid="0007b59b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07b59b" officeooo:paragraph-rsid="0007b59b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5763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running coctb file:</text:p>
      <text:p text:style-name="P1">test_nand_gate_coctb.py</text:p>
      <text:p text:style-name="P2"><text:span text:style-name="T1">import </text:span><text:span text:style-name="T2">cocotb</text:span><text:line-break/><text:span text:style-name="T1">from </text:span><text:span text:style-name="T2">cocotb.triggers </text:span><text:span text:style-name="T1">import </text:span><text:span text:style-name="T2">Timer</text:span><text:line-break/><text:span text:style-name="T1">from </text:span><text:span text:style-name="T2">cocotb.result </text:span><text:span text:style-name="T1">import </text:span><text:span text:style-name="T2">TestFailure</text:span><text:line-break/><text:span text:style-name="T3">@cocotb.test</text:span><text:span text:style-name="T2">()</text:span><text:line-break/><text:span text:style-name="T1">async def </text:span><text:span text:style-name="T4">test_nand_gate</text:span><text:span text:style-name="T2">(dut):</text:span><text:line-break/><text:span text:style-name="T2"> <text:s text:c="3"/>test_cases=[</text:span><text:line-break/><text:span text:style-name="T2"> <text:s text:c="7"/>(</text:span><text:span text:style-name="T5">0</text:span><text:span text:style-name="T2">,</text:span><text:span text:style-name="T5">0</text:span><text:span text:style-name="T2">,</text:span><text:span text:style-name="T5">1</text:span><text:span text:style-name="T2">),</text:span><text:line-break/><text:span text:style-name="T2"> <text:s text:c="7"/>(</text:span><text:span text:style-name="T5">0</text:span><text:span text:style-name="T2">,</text:span><text:span text:style-name="T5">1</text:span><text:span text:style-name="T2">,</text:span><text:span text:style-name="T5">1</text:span><text:span text:style-name="T2">),</text:span><text:line-break/><text:span text:style-name="T2"> <text:s text:c="7"/>(</text:span><text:span text:style-name="T5">1</text:span><text:span text:style-name="T2">,</text:span><text:span text:style-name="T5">0</text:span><text:span text:style-name="T2">,</text:span><text:span text:style-name="T5">1</text:span><text:span text:style-name="T2">),</text:span><text:line-break/><text:span text:style-name="T2"> <text:s text:c="7"/>(</text:span><text:span text:style-name="T5">1</text:span><text:span text:style-name="T2">,</text:span><text:span text:style-name="T5">1</text:span><text:span text:style-name="T2">,</text:span><text:span text:style-name="T5">0</text:span><text:span text:style-name="T2">)</text:span><text:line-break/><text:span text:style-name="T2"> <text:s text:c="3"/>]</text:span><text:line-break/><text:span text:style-name="T2"> <text:s text:c="3"/></text:span><text:span text:style-name="T1">for </text:span><text:span text:style-name="T2">a,b,expected </text:span><text:span text:style-name="T1">in </text:span><text:span text:style-name="T2">test_cases:</text:span><text:line-break/><text:span text:style-name="T2"> <text:s text:c="7"/>dut.A.value=a</text:span><text:line-break/><text:span text:style-name="T2"> <text:s text:c="7"/>dut.B.value=b</text:span><text:line-break/><text:span text:style-name="T2"> <text:s text:c="7"/></text:span><text:span text:style-name="T1">await </text:span><text:span text:style-name="T2">Timer(</text:span><text:span text:style-name="T5">10</text:span><text:span text:style-name="T2">,</text:span><text:span text:style-name="T6">units</text:span><text:span text:style-name="T2">=</text:span><text:span text:style-name="T7">'ns'</text:span><text:span text:style-name="T2">)</text:span><text:line-break/><text:span text:style-name="T2"> <text:s text:c="7"/></text:span><text:span text:style-name="T1">if </text:span><text:span text:style-name="T2">dut.Y.value !=expected:</text:span><text:line-break/><text:span text:style-name="T2"> <text:s text:c="11"/></text:span><text:span text:style-name="T1">raise </text:span><text:span text:style-name="T2">TestFailure(</text:span><text:span text:style-name="T7">f"Failed for A=</text:span><text:span text:style-name="T1">{</text:span><text:span text:style-name="T2">a</text:span><text:span text:style-name="T1">}</text:span><text:span text:style-name="T7">, B=</text:span><text:span text:style-name="T1">{</text:span><text:span text:style-name="T2">b</text:span><text:span text:style-name="T1">}</text:span><text:span text:style-name="T7">, Expected=</text:span><text:span text:style-name="T1">{</text:span><text:span text:style-name="T2">expected</text:span><text:span text:style-name="T1">}</text:span><text:span text:style-name="T7">,Got=</text:span><text:span text:style-name="T1">{</text:span><text:span text:style-name="T8">int</text:span><text:span text:style-name="T2">(dut.Y.value)</text:span><text:span text:style-name="T1">}</text:span><text:span text:style-name="T7">"</text:span><text:span text:style-name="T2">)</text:span><text:line-break/></text:p>
      <text:p text:style-name="P1">nand_gate.v</text:p>
      <text:p text:style-name="P2"><text:span text:style-name="T2">module nand_gate(</text:span><text:line-break/><text:span text:style-name="T2"> <text:s text:c="3"/>input wire A,</text:span><text:line-break/><text:span text:style-name="T2"> <text:s text:c="3"/>input wire B,</text:span><text:line-break/><text:span text:style-name="T2"> <text:s text:c="3"/>output wire Y</text:span><text:line-break/><text:span text:style-name="T2">);</text:span><text:line-break/><text:span text:style-name="T2"> <text:s text:c="3"/>assign Y=~(A &amp; B);</text:span><text:line-break/><text:span text:style-name="T2">endmodule</text:span><text:line-break/></text:p>
      <text:p text:style-name="P1">Makefile</text:p>
      <text:p text:style-name="P2"><text:span text:style-name="T2">COCOTB:= </text:span><text:span text:style-name="T1">$</text:span><text:span text:style-name="T2">(</text:span><text:span text:style-name="T1">shell </text:span><text:span text:style-name="T9">python3 </text:span><text:span text:style-name="T2">-c </text:span><text:span text:style-name="T7">'import cocotb; print(cocotb.__path__[0])'</text:span><text:span text:style-name="T2">)</text:span><text:line-break/><text:span text:style-name="T2">VERILOG_SOURCES := nand_gate.v</text:span><text:line-break/><text:span text:style-name="T2">TOPLEVEL := nand_gate</text:span><text:line-break/><text:span text:style-name="T2">MODULE := test_nand_cocotb</text:span><text:line-break/><text:span text:style-name="T2">SIM := icarus</text:span><text:line-break/><text:line-break/><text:line-break/><text:span text:style-name="T1">include $</text:span><text:span text:style-name="T2">(COCOTB)/share/makefiles/Makefile.sim</text:span></text:p>
      <text:p text:style-name="P1">commands:</text:p>
      <text:p text:style-name="P1"><text:s/>pip show cocotb</text:p>
      <text:p text:style-name="P1">sudo apt install iverilog gtkwave</text:p>
      <text:p text:style-name="P1">iverilog -V</text:p>
      <text:p text:style-name="P1"><text:s/>sudo apt install make</text:p>
      <text:p text:style-name="P1"><text:s/>SIM=icarus TOPLEVEL=nand_gate MODULE=test_nand_cocotb m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24:23.784316774</meta:creation-date>
    <dc:date>2025-04-02T12:32:48.315772664</dc:date>
    <meta:editing-duration>PT8M24S</meta:editing-duration>
    <meta:editing-cycles>1</meta:editing-cycles>
    <meta:document-statistic meta:table-count="0" meta:image-count="0" meta:object-count="0" meta:page-count="1" meta:paragraph-count="13" meta:word-count="101" meta:character-count="1011" meta:non-whitespace-character-count="812"/>
    <meta:generator>LibreOffice/7.3.7.2$Linux_X86_64 LibreOffice_project/30$Build-2</meta:generator>
  </office:meta>
</office:document-meta>
</file>